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a81e" officeooo:paragraph-rsid="0007a81e"/>
    </style:style>
    <style:style style:name="P2" style:family="paragraph" style:parent-style-name="Standard">
      <style:text-properties fo:language="en" fo:country="US" officeooo:rsid="0008f0d4" officeooo:paragraph-rsid="0008f0d4"/>
    </style:style>
    <style:style style:name="T1" style:family="text">
      <style:text-properties fo:language="en" fo:country="US" officeooo:rsid="0007a81e"/>
    </style:style>
    <style:style style:name="T2" style:family="text">
      <style:text-properties fo:language="en" fo:country="US" officeooo:rsid="0008f0d4"/>
    </style:style>
    <style:style style:name="T3" style:family="text">
      <style:text-properties officeooo:rsid="0008f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ck breaker</text:p>
      <text:p text:style-name="P1"/>
      <text:h text:style-name="Heading_20_2" text:outline-level="2">Main Menu:</text:h>
      <text:p text:style-name="P2">- Start game</text:p>
      <text:p text:style-name="P1">- <text:span text:style-name="T3">Quit game</text:span></text:p>
      <text:p text:style-name="P1"/>
      <text:h text:style-name="Heading_20_2" text:outline-level="2">Main Game:</text:h>
      <text:p text:style-name="P1">- Top of screen: Bricks</text:p>
      <text:p text:style-name="P1">- We shoot with ball on bricks</text:p>
      <text:p text:style-name="P1">- Bricks break</text:p>
      <text:p text:style-name="Standard">- <text:span text:style-name="T1">Ball bounces from wall and bricks</text:span></text:p>
      <text:p text:style-name="Standard"><text:span text:style-name="T1"><text:tab/>→ </text:span><text:span text:style-name="T2">Rectangular shape</text:span></text:p>
      <text:p text:style-name="Standard"><text:span text:style-name="T1">- </text:span><text:span text:style-name="T2">Stage shape Square-ish, Rectangular</text:span></text:p>
      <text:p text:style-name="Standard">- <text:span text:style-name="T2">Bottom: Player-controlled bar. Moving only left ↔ righ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2T19:05:18.887000000</meta:creation-date>
    <dc:date>2024-11-22T19:55:25.045000000</dc:date>
    <meta:editing-duration>PT9M45S</meta:editing-duration>
    <meta:editing-cycles>1</meta:editing-cycles>
    <meta:document-statistic meta:table-count="0" meta:image-count="0" meta:object-count="0" meta:page-count="1" meta:paragraph-count="12" meta:word-count="51" meta:character-count="272" meta:non-whitespace-character-count="232"/>
    <meta:generator>LibreOffice/7.3.2.2$Windows_X86_64 LibreOffice_project/49f2b1bff42cfccbd8f788c8dc32c1c309559be0</meta:generator>
  </office:meta>
</office:document-meta>
</file>